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enver (12-5, 3-2 SL)</text:p>
          </table:table-cell>
          <table:table-cell office:value-type="string">
            <text:p>20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Oral Roberts (8-10, 5-1 SL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5</text:p>
          </table:table-cell>
          <table:table-cell office:value-type="string">
            <text:p>.34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.17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115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33</text:p>
          </table:table-cell>
          <table:table-cell office:value-type="string">
            <text:p>.364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30</text:p>
          </table:table-cell>
          <table:table-cell office:value-type="string">
            <text:p>.4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11</text:p>
          </table:table-cell>
          <table:table-cell office:value-type="string">
            <text:p>36</text:p>
          </table:table-cell>
          <table:table-cell office:value-type="string">
            <text:p>.028</text:p>
          </table:table-cell>
        </table:table-row>
      </table:table>
      <table:table table:name="Sheet 2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.529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ndrea Edd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Olivia Novotn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.23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ydia Bartalo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12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.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3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6</text:p>
          </table:table-cell>
          <table:table-cell office:value-type="string">
            <text:p>15</text:p>
          </table:table-cell>
          <table:table-cell office:value-type="string">
            <text:p>95</text:p>
          </table:table-cell>
          <table:table-cell office:value-type="string">
            <text:p>.221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3.0</text:p>
          </table:table-cell>
        </table:table-row>
      </table:table>
      <table:table table:name="Sheet 3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3</text:p>
          </table:table-cell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34</text:p>
          </table:table-cell>
          <table:table-cell office:value-type="string">
            <text:p>.559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6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eCe Madison 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0</text:p>
          </table:table-cell>
          <table:table-cell office:value-type="string">
            <text:p>.13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0</text:p>
          </table:table-cell>
          <table:table-cell office:value-type="string">
            <text:p>15</text:p>
          </table:table-cell>
          <table:table-cell office:value-type="string">
            <text:p>99</text:p>
          </table:table-cell>
          <table:table-cell office:value-type="string">
            <text:p>.253</text:p>
          </table:table-cell>
          <table:table-cell office:value-type="string">
            <text:p>34</text:p>
          </table:table-cell>
          <table:table-cell office:value-type="string">
            <text:p>7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39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